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10f" officeooo:paragraph-rsid="001fe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Abschnitt</text:span><text:line-break/>{{textblock}}</text:p>
      <text:p text:style-name="Standard"/>
      <text:p text:style-name="P1">{{text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3:07:46.886752081</meta:creation-date>
    <dc:date>2025-04-13T15:50:59.532219702</dc:date>
    <meta:editing-duration>PT1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" meta:character-count="31" meta:non-whitespace-character-count="30"/>
  </office:meta>
</office:document-meta>
</file>